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Heading_20_1">
      <style:paragraph-properties fo:margin-top="0cm" fo:margin-bottom="0cm" loext:contextual-spacing="false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paragraph-rsid="01099410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  <style:style style:name="T42" style:family="text">
      <style:text-properties officeooo:rsid="010994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4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6"><text:span text:style-name="T38">24.08.2020 - Added chapters 13 around video editing</text:span></text:p>
      <text:p text:style-name="P65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<text:soft-page-break/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<text:soft-page-break/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<text:soft-page-break/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2M44S</meta:editing-duration>
    <meta:editing-cycles>238</meta:editing-cycles>
    <meta:generator>LibreOffice/6.3.6.2$Windows_X86_64 LibreOffice_project/2196df99b074d8a661f4036fca8fa0cbfa33a497</meta:generator>
    <dc:date>2020-08-24T10:39:01.639000000</dc:date>
    <meta:document-statistic meta:table-count="1" meta:image-count="0" meta:object-count="0" meta:page-count="6" meta:paragraph-count="150" meta:word-count="2203" meta:character-count="12520" meta:non-whitespace-character-count="10451"/>
    <meta:template xlink:type="simple" xlink:actuate="onRequest" xlink:title="standard1cm" xlink:href="../../../../AppData/Roaming/LibreOffice/4/user/template/standard1cm.ott" meta:date="2016-03-28T18:47:57.125000000"/>
  </office:meta>
</office:document-meta>
</file>